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2692" officeooo:paragraph-rsid="00082692"/>
    </style:style>
    <style:style style:name="P2" style:family="paragraph" style:parent-style-name="Standard">
      <style:text-properties officeooo:rsid="0008734e" officeooo:paragraph-rsid="0008734e"/>
    </style:style>
    <style:style style:name="T1" style:family="text">
      <style:text-properties officeooo:rsid="00087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tudent</text:p>
      <text:p text:style-name="P1">Teacher</text:p>
      <text:p text:style-name="P1"/>
      <text:p text:style-name="P1"/>
      <text:p text:style-name="P1">Student</text:p>
      <text:p text:style-name="P1">1. Package .Comm</text:p>
      <text:p text:style-name="P1"><text:tab/><text:tab/>a. Teacher Model</text:p>
      <text:p text:style-name="P1"><text:tab/><text:tab/>b. ReponseTemplateComm</text:p>
      <text:p text:style-name="P1"><text:tab/><text:tab/><text:tab/>private Teacher teacher</text:p>
      <text:p text:style-name="P1"><text:tab/><text:tab/><text:tab/>private Student student</text:p>
      <text:p text:style-name="P1"/>
      <text:p text:style-name="P1"><text:tab/><text:tab/><text:tab/>const, get, set</text:p>
      <text:p text:style-name="P1">2. In Controller</text:p>
      <text:p text:style-name="P1"><text:tab/>@GetMapping</text:p>
      <text:p text:style-name="P1"><text:tab/>public ResponseTemplateComm getStudentwithTeacherId(...studId)</text:p>
      <text:p text:style-name="P1"><text:tab/>{</text:p>
      <text:p text:style-name="P1"/>
      <text:p text:style-name="P1"><text:tab/><text:tab/>return studentService.getStudentwithTeacherId(<text:span text:style-name="T1">stud</text:span>Id);</text:p>
      <text:p text:style-name="P1"><text:tab/>}</text:p>
      <text:p text:style-name="P1"/>
      <text:p text:style-name="P1">3. <text:s/><text:span text:style-name="T1">in Main Method</text:span></text:p>
      <text:p text:style-name="P1"><text:tab/><text:span text:style-name="T1">@Bean</text:span></text:p>
      <text:p text:style-name="P1"><text:tab/><text:span text:style-name="T1">public RestTemplate restTemplate()</text:span></text:p>
      <text:p text:style-name="P1"><text:tab/><text:span text:style-name="T1">{</text:span></text:p>
      <text:p text:style-name="P1"><text:tab/><text:tab/><text:span text:style-name="T1">return new RestTemplate();</text:span></text:p>
      <text:p text:style-name="P1"><text:tab/><text:span text:style-name="T1">}</text:span></text:p>
      <text:p text:style-name="P1"/>
      <text:p text:style-name="P2">4. In Service Class</text:p>
      <text:p text:style-name="P2"/>
      <text:p text:style-name="P2"><text:tab/>@Autowired</text:p>
      <text:p text:style-name="P2"><text:tab/>private RestTemplate restTemplate;</text:p>
      <text:p text:style-name="P2"/>
      <text:p text:style-name="P2"><text:tab/>public ResponseTemplateComm getStudentWithTeacherId(...studId)</text:p>
      <text:p text:style-name="P2"><text:tab/>{</text:p>
      <text:p text:style-name="P2"><text:tab/><text:tab/>ResponseTemplateComm resp = new ResponseTemplateComm();</text:p>
      <text:p text:style-name="P2"/>
      <text:p text:style-name="P2"><text:tab/><text:tab/>Student student = studentRepository.getByStudentId(studId);</text:p>
      <text:p text:style-name="P2"><text:tab/><text:tab/>Teacher teacher = restTemplate.getForObject(“url”+student.getTeacherId(), Teacher.class)</text:p>
      <text:p text:style-name="P2"/>
      <text:p text:style-name="P2"><text:tab/><text:tab/>resp.setStudent(student);</text:p>
      <text:p text:style-name="P2"><text:tab/><text:tab/>resp.setTeacher(teacher);</text:p>
      <text:p text:style-name="P2"/>
      <text:p text:style-name="P2"><text:tab/><text:tab/>return resp;</text:p>
      <text:p text:style-name="P2"><text:tab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1:42:47.090761776</meta:creation-date>
    <dc:date>2021-12-08T12:55:59.726156994</dc:date>
    <meta:editing-duration>PT52M31S</meta:editing-duration>
    <meta:editing-cycles>1</meta:editing-cycles>
    <meta:document-statistic meta:table-count="0" meta:image-count="0" meta:object-count="0" meta:page-count="1" meta:paragraph-count="33" meta:word-count="75" meta:character-count="799" meta:non-whitespace-character-count="714"/>
    <meta:generator>LibreOffice/6.0.7.3$Linux_X86_64 LibreOffice_project/00m0$Build-3</meta:generator>
  </office:meta>
</office:document-meta>
</file>